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3" style:family="paragraph" style:parent-style-name="UrbanTitle">
      <style:text-properties style:font-name="Arial" fo:font-size="14pt" style:font-size-asian="14pt" style:font-size-complex="14pt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292575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officeooo:paragraph-rsid="003f68ac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officeooo:paragraph-rsid="00215c28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54598"/>
    </style:style>
    <style:style style:name="T6" style:family="text">
      <style:text-properties style:text-line-through-style="none" style:text-line-through-type="none" officeooo:rsid="003925b6"/>
    </style:style>
    <style:style style:name="T7" style:family="text">
      <style:text-properties officeooo:rsid="001b2579"/>
    </style:style>
    <style:style style:name="T8" style:family="text">
      <style:text-properties officeooo:rsid="0022de2e"/>
    </style:style>
    <style:style style:name="T9" style:family="text">
      <style:text-properties officeooo:rsid="00254598"/>
    </style:style>
    <style:style style:name="T10" style:family="text">
      <style:text-properties officeooo:rsid="0031915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9f976"/>
    </style:style>
    <style:style style:name="T13" style:family="text">
      <style:text-properties officeooo:rsid="003a6f2e"/>
    </style:style>
    <style:style style:name="T14" style:family="text">
      <style:text-properties officeooo:rsid="00410719"/>
    </style:style>
    <style:style style:name="T15" style:family="text">
      <style:text-properties style:font-name="Arial" fo:font-size="11pt" officeooo:rsid="001beed8" style:font-size-asian="11pt" style:font-size-complex="11pt"/>
    </style:style>
    <style:style style:name="T16" style:family="text">
      <style:text-properties style:font-name="Arial" fo:font-size="11pt" officeooo:rsid="0022de2e" style:font-size-asian="11pt" style:font-size-complex="11pt"/>
    </style:style>
    <style:style style:name="T17" style:family="text">
      <style:text-properties style:font-name="Arial" fo:font-size="11pt" officeooo:rsid="0039f976" style:font-size-asian="11pt" style:font-size-complex="11pt"/>
    </style:style>
    <style:style style:name="T18" style:family="text">
      <style:text-properties style:font-name="Arial" fo:font-size="11pt" officeooo:rsid="00410719" style:font-size-asian="11pt" style:font-size-complex="11pt"/>
    </style:style>
    <style:style style:name="T19" style:family="text">
      <style:text-properties style:font-name="Arial" fo:font-size="11pt" officeooo:rsid="003a6f2e" style:font-size-asian="11pt" style:font-size-complex="11pt"/>
    </style:style>
    <style:style style:name="T20" style:family="text">
      <style:text-properties style:font-name="Arial" fo:font-size="11pt" style:text-underline-style="none" fo:font-weight="normal" officeooo:rsid="00410719" style:font-size-asian="11pt" style:font-size-complex="11pt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10"><text:span text:style-name="T21">do text</text:span></text:p><text:p text:style-name="P10"><text:span text:style-name="T21">from document(at=header, format='odt')</text:span></text:p></office:annotation><text:span text:style-name="T1">Import depuis header.odt</text:span></text:p>
        </draw:text-box>
      </draw:frame>
      <text:p text:style-name="P5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écépissé de dépôt d'une demande de permis <text:span text:style-name="T10">d'environnement</text:span></text:p>
      <text:p text:style-name="P2"/>
      <text:p text:style-name="P4"/>
      <text:p text:style-name="P6"/>
      <text:p text:style-name="P6">Je soussigné,</text:p>
      <text:p text:style-name="P6"/>
      <text:p text:style-name="P8"><text:text-input text:description="">self.getFoldermanagers()[0].getName2()</text:text-input><text:s/><text:text-input text:description="">self.getFoldermanagers()[0].getName1()</text:text-input></text:p>
      <text:p text:style-name="P6"/>
      <text:p text:style-name="P7">mandaté par <text:span text:style-name="T7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3"><text:text-input text:description="Signalétique des demandeurs">self.getApplicantsSignaletic()</text:text-input></text:span><text:span text:style-name="T11">,</text:span></text:p>
      <text:p text:style-name="P6"/>
      <text:p text:style-name="P6"><office:annotation><dc:creator>bleybaert</dc:creator><dc:date>2018-07-16T14:51:32</dc:date><loext:sender-initials>ble</loext:sender-initials><text:p text:style-name="P10"><text:span text:style-name="T22">do text if self.hasSingleApplicant()</text:span></text:p><text:p text:style-name="P10"><text:span text:style-name="T22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4">a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7"><text:span text:style-name="T4"><office:annotation><dc:creator>bleybaert</dc:creator><dc:date>2018-07-16T15:11:33</dc:date><loext:sender-initials>ble</loext:sender-initials><text:p text:style-name="P10"><text:span text:style-name="T22">do text if self.hasMultipleApplicants()</text:span></text:p></office:annotation></text:span><text:span text:style-name="T4">propriétaire</text:span><text:span text:style-name="T5">s</text:span><text:span text:style-name="T4"> de la </text:span><text:span text:style-name="T5">ou des </text:span><text:span text:style-name="T4">parcelle</text:span><text:span text:style-name="T5">s</text:span><text:span text:style-name="T4"> (terrain ou bâtiment), située</text:span><text:span text:style-name="T5">(s)</text:span><text:span text:style-name="T4">: </text:span><text:span text:style-name="T4"><text:text-input text:description="Lieu des travaux">self.getWorkLocationSignaletic()</text:text-input></text:span><text:span text:style-name="T4"><text:s/>et inscrite</text:span><text:span text:style-name="T5">(s)</text:span><text:span text:style-name="T4"> au cadastre, </text:span><text:span text:style-name="T4"><text:text-input text:description="Détails des parcelles">licence_view.get_parcels()</text:text-input></text:span><text:span text:style-name="T4"><text:s/></text:span><text:span text:style-name="T5">ont</text:span><text:span text:style-name="T4">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text:line-break/></text:span></text:p>
      <text:p text:style-name="P9"><text:span text:style-name="T15">Dans les </text:span><text:span text:style-name="T16">3</text:span><text:span text:style-name="T15"> jours </text:span><text:span text:style-name="T16">ouvrables</text:span><text:span text:style-name="T15"> de la présente, </text:span><text:span text:style-name="T17">les compléments</text:span><text:span text:style-name="T15"> </text:span><text:span text:style-name="T17">seront transmis </text:span><text:span text:style-name="T20">au SPW - </text:span><text:span text:style-name="T17"><text:s/>Département des Permis et Autorisations, qui vous communiquera la </text:span><text:span text:style-name="T15">complétude du dossier </text:span><text:span text:style-name="T19">ou, le cas échéant, son irrecevabilité</text:span><text:span text:style-name="T15">.</text:span></text:p>
      <text:p text:style-name="P6"/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30:56.208997059</dc:date>
    <dc:language>fr-FR</dc:language>
    <meta:editing-cycles>127</meta:editing-cycles>
    <meta:editing-duration>PT12H37M50S</meta:editing-duration>
    <meta:document-statistic meta:table-count="0" meta:image-count="0" meta:object-count="0" meta:page-count="1" meta:paragraph-count="11" meta:word-count="167" meta:character-count="1245" meta:non-whitespace-character-count="1120"/>
    <meta:user-defined meta:name="Info 1"/>
    <meta:user-defined meta:name="Info 2"/>
    <meta:user-defined meta:name="Info 3"/>
    <meta:user-defined meta:name="Info 4"/>
  </office:meta>
</office:document-meta>
</file>